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5.2417in" table:align="left"/>
    </style:style>
    <style:style style:name="Table3.A" style:family="table-column">
      <style:table-column-properties style:column-width="0.5208in"/>
    </style:style>
    <style:style style:name="Table3.B" style:family="table-column">
      <style:table-column-properties style:column-width="1.9444in"/>
    </style:style>
    <style:style style:name="Table3.C" style:family="table-column">
      <style:table-column-properties style:column-width="1.0431in"/>
    </style:style>
    <style:style style:name="Table3.D" style:family="table-column">
      <style:table-column-properties style:column-width="0.3639in"/>
    </style:style>
    <style:style style:name="Table3.E" style:family="table-column">
      <style:table-column-properties style:column-width="1.3694in"/>
    </style:style>
    <style:style style:name="Table3.A1" style:family="table-cell">
      <style:table-cell-properties fo:padding="0.0382in" fo:border-left="0.05pt solid #000000" fo:border-right="none" fo:border-top="none" fo:border-bottom="0.05pt solid #000000"/>
    </style:style>
    <style:style style:name="Table3.E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7d744e" officeooo:paragraph-rsid="005c230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80a98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35d46" officeooo:paragraph-rsid="008b445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9d9bd" officeooo:paragraph-rsid="008b445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8b4453" officeooo:paragraph-rsid="008b445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35d46" officeooo:paragraph-rsid="008b445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text-line-through-style="none" style:text-line-through-type="none" style:font-name="DejaVu Sans Condensed1" fo:font-size="12pt" officeooo:rsid="00739e28" officeooo:paragraph-rsid="008b445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fo:font-size="12pt" officeooo:paragraph-rsid="007a15a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fo:font-size="12pt" officeooo:paragraph-rsid="0085f68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1" fo:font-size="12pt" officeooo:rsid="00788e3e" officeooo:paragraph-rsid="007a15a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Condensed1" fo:font-size="12pt" fo:font-style="italic" officeooo:rsid="00780a98" officeooo:paragraph-rsid="008b4453" style:font-size-asian="12pt" style:font-style-asian="italic" style:font-size-complex="1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5f68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5f68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Condensed1" fo:font-weight="bold" officeooo:rsid="00635d46" officeooo:paragraph-rsid="008b445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weight="bold" officeooo:rsid="008b4453" officeooo:paragraph-rsid="008b445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officeooo:rsid="00635d46" officeooo:paragraph-rsid="008b4453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officeooo:rsid="008b4453" officeooo:paragraph-rsid="008b4453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7a15ac" officeooo:paragraph-rsid="007a15ac" style:font-style-asian="italic" style:font-style-complex="italic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88e3e" officeooo:paragraph-rsid="00788e3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b2a3c" officeooo:paragraph-rsid="007b2a3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90c9" officeooo:paragraph-rsid="008490c9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8490c9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657aba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f0d1" officeooo:paragraph-rsid="0074f0d1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officeooo:rsid="007c759a" officeooo:paragraph-rsid="007c759a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7a15ac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7a15ac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7b2a3c" officeooo:paragraph-rsid="007b2a3c"/>
    </style:style>
    <style:style style:name="P38" style:family="paragraph" style:parent-style-name="Standard">
      <style:paragraph-properties fo:text-align="start" style:justify-single-word="false"/>
      <style:text-properties style:font-name="DejaVu Sans Condensed1" fo:font-size="12pt" officeooo:paragraph-rsid="0090805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b4453" style:font-weight-asian="bold" style:font-weight-complex="bold"/>
    </style:style>
    <style:style style:name="T3" style:family="text">
      <style:text-properties fo:font-weight="bold" style:font-name-asian="NSimSun" style:font-weight-asian="bold" style:font-name-complex="Arial1" style:font-weight-complex="bold"/>
    </style:style>
    <style:style style:name="T4" style:family="text">
      <style:text-properties fo:font-weight="bold" officeooo:rsid="007a15ac" style:font-name-asian="NSimSun" style:font-weight-asian="bold" style:font-name-complex="Arial1" style:font-weight-complex="bold"/>
    </style:style>
    <style:style style:name="T5" style:family="text">
      <style:text-properties officeooo:rsid="00376743"/>
    </style:style>
    <style:style style:name="T6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1784e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28534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8a380f" style:font-weight-asian="bold" style:font-weight-complex="bold"/>
    </style:style>
    <style:style style:name="T13" style:family="text">
      <style:text-properties style:text-line-through-style="none" style:text-line-through-type="none" fo:font-weight="bold" officeooo:rsid="008ffd53" style:font-weight-asian="bold" style:font-weight-complex="bold"/>
    </style:style>
    <style:style style:name="T14" style:family="text">
      <style:text-properties style:text-line-through-style="none" style:text-line-through-type="none" fo:font-style="normal" fo:font-weight="normal" officeooo:rsid="00780a98" style:font-name-asian="NSimSun" style:font-style-asian="normal" style:font-weight-asian="normal" style:font-name-complex="Arial1" style:font-style-complex="normal" style:font-weight-complex="normal"/>
    </style:style>
    <style:style style:name="T15" style:family="text">
      <style:text-properties style:text-line-through-style="none" style:text-line-through-type="none" fo:font-style="normal" fo:font-weight="normal" officeooo:rsid="00788e3e" style:font-name-asian="NSimSun" style:font-style-asian="normal" style:font-weight-asian="normal" style:font-name-complex="Arial1" style:font-style-complex="normal" style:font-weight-complex="normal"/>
    </style:style>
    <style:style style:name="T16" style:family="text">
      <style:text-properties style:text-line-through-style="none" style:text-line-through-type="none" fo:font-style="normal" fo:font-weight="normal" officeooo:rsid="00908059" style:font-name-asian="NSimSun" style:font-style-asian="normal" style:font-weight-asian="normal" style:font-name-complex="Arial1" style:font-style-complex="normal" style:font-weight-complex="normal"/>
    </style:style>
    <style:style style:name="T17" style:family="text">
      <style:text-properties style:text-line-through-style="none" style:text-line-through-type="none" fo:font-style="normal" fo:font-weight="normal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18" style:family="text">
      <style:text-properties style:text-line-through-style="none" style:text-line-through-type="none" fo:font-style="normal" fo:font-weight="normal" officeooo:rsid="00788e3e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7a15ac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normal" officeooo:rsid="00908059" fo:background-color="#000000" loext:char-shading-value="0" style:font-name-asian="NSimSun" style:font-style-asian="normal" style:font-weight-asian="normal" style:font-name-complex="Arial1" style:font-style-complex="normal" style:font-weight-complex="normal"/>
    </style:style>
    <style:style style:name="T21" style:family="text">
      <style:text-properties style:text-line-through-style="none" style:text-line-through-type="none" fo:font-style="normal" fo:font-weight="normal" officeooo:rsid="00908059" fo:background-color="#000000" loext:char-shading-value="0" style:font-name-asian="NSimSun" style:font-style-asian="normal" style:font-weight-asian="normal" style:font-name-complex="Arial1" style:font-style-complex="normal" style:font-weight-complex="normal"/>
    </style:style>
    <style:style style:name="T22" style:family="text">
      <style:text-properties style:text-line-through-style="none" style:text-line-through-type="none" fo:font-style="normal" fo:font-weight="normal" officeooo:rsid="00780a98" fo:background-color="#000000" loext:char-shading-value="0" style:font-name-asian="NSimSun" style:font-style-asian="normal" style:font-weight-asian="normal" style:font-name-complex="Arial1" style:font-style-complex="normal" style:font-weight-complex="normal"/>
    </style:style>
    <style:style style:name="T23" style:family="text">
      <style:text-properties style:text-line-through-style="none" style:text-line-through-type="none" fo:font-style="normal" fo:font-weight="normal" officeooo:rsid="00780a98" fo:background-color="#000000" loext:char-shading-value="0" style:font-name-asian="NSimSun" style:font-style-asian="normal" style:font-weight-asian="normal" style:font-name-complex="Arial1" style:font-style-complex="normal" style:font-weight-complex="normal"/>
    </style:style>
    <style:style style:name="T24" style:family="text">
      <style:text-properties style:text-line-through-style="none" style:text-line-through-type="none" fo:font-style="normal" fo:font-weight="bold" officeooo:rsid="007a15ac" style:font-name-asian="DejaVu Sans Condensed" style:font-style-asian="normal" style:font-weight-asian="bold" style:font-name-complex="DejaVu Sans Condensed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normal" officeooo:rsid="007a15a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normal" officeooo:rsid="0085fbfd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bold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bold" officeooo:rsid="007a15ac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normal" style:font-name-asian="NSimSun" style:font-size-asian="12pt" style:font-weight-asian="normal" style:font-name-complex="Arial1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7b2a3c" style:font-name-asian="NSimSun" style:font-size-asian="12pt" style:font-weight-asian="normal" style:font-name-complex="Arial1" style:font-size-complex="12pt" style:font-weight-complex="normal"/>
    </style:style>
    <style:style style:name="T32" style:family="text">
      <style:text-properties style:text-line-through-style="none" style:text-line-through-type="none" fo:font-weight="normal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7a15ac" style:font-weight-asian="normal" style:font-weight-complex="normal"/>
    </style:style>
    <style:style style:name="T34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35" style:family="text">
      <style:text-properties style:text-line-through-style="none" style:text-line-through-type="none" fo:font-size="12pt" fo:font-style="normal" officeooo:rsid="008b6df3" style:font-size-asian="12pt" style:font-style-asian="normal" style:font-size-complex="12pt" style:font-style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57aba" style:font-weight-asian="normal" style:font-weight-complex="normal"/>
    </style:style>
    <style:style style:name="T38" style:family="text">
      <style:text-properties officeooo:rsid="00657aba"/>
    </style:style>
    <style:style style:name="T39" style:family="text">
      <style:text-properties style:font-name="DejaVu Sans Condensed" fo:font-weight="bold" officeooo:rsid="007a15ac" style:font-name-asian="DejaVu Sans Condensed" style:font-weight-asian="bold" style:font-name-complex="DejaVu Sans Condensed" style:font-weight-complex="bold"/>
    </style:style>
    <style:style style:name="T40" style:family="text">
      <style:text-properties style:font-name-asian="NSimSun" style:font-name-complex="Arial1"/>
    </style:style>
    <style:style style:name="T41" style:family="text">
      <style:text-properties officeooo:rsid="007a15ac" style:font-name-asian="NSimSun" style:font-name-complex="Arial1"/>
    </style:style>
    <style:style style:name="T42" style:family="text">
      <style:text-properties style:font-name-asian="DejaVu Sans Condensed" style:font-name-complex="DejaVu Sans Condensed"/>
    </style:style>
    <style:style style:name="T43" style:family="text">
      <style:text-properties officeooo:rsid="00788e3e" style:font-name-asian="DejaVu Sans Condensed" style:font-name-complex="DejaVu Sans Condensed"/>
    </style:style>
    <style:style style:name="T44" style:family="text">
      <style:text-properties officeooo:rsid="007a15ac" style:font-name-asian="DejaVu Sans Condensed" style:font-name-complex="DejaVu Sans Condensed"/>
    </style:style>
    <style:style style:name="T45" style:family="text">
      <style:text-properties officeooo:rsid="007b2a3c"/>
    </style:style>
    <style:style style:name="T46" style:family="text">
      <style:text-properties officeooo:rsid="0035db3e"/>
    </style:style>
    <style:style style:name="T47" style:family="text">
      <style:text-properties officeooo:rsid="008b4453"/>
    </style:style>
    <style:style style:name="T48" style:family="text">
      <style:text-properties officeooo:rsid="008ec2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7">1<text:span text:style-name="T46">xx</text:span> - Controls</text:p>
          </table:table-cell>
          <table:table-cell table:style-name="Table2.A1" office:value-type="string">
            <text:p text:style-name="P18">2xx - Ground</text:p>
          </table:table-cell>
          <table:table-cell table:style-name="Table2.C1" office:value-type="string">
            <text:p text:style-name="P18">3xx - Flight</text:p>
          </table:table-cell>
          <table:table-cell table:style-name="Table2.D1" office:value-type="string">
            <text:p text:style-name="P18">4xx - A2A</text:p>
          </table:table-cell>
          <table:table-cell table:style-name="Table2.D1" office:value-type="string">
            <text:p text:style-name="P18">5xx - A2G</text:p>
          </table:table-cell>
          <table:table-cell table:style-name="Table2.F1" office:value-type="string">
            <text:p text:style-name="P18">6xx - Misc</text:p>
          </table:table-cell>
        </table:table-row>
      </table:table>
      <text:p text:style-name="P14"><text:span text:style-name="T7">3</text:span><text:span text:style-name="T11">0</text:span><text:span text:style-name="T13">3</text:span><text:span text:style-name="T6"> - </text:span><text:span text:style-name="T7">Flight - </text:span><text:span text:style-name="T9">Radios, </text:span><text:span text:style-name="T12">Datalink setup, </text:span><text:span text:style-name="T10">Countermeasures, </text:span><text:span text:style-name="T8">Jettison</text:span></text:p>
      <text:p text:style-name="P1"/>
      <text:p text:style-name="P6">Radio <text:span text:style-name="T5">setup and tuning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Band</text:p>
          </table:table-cell>
          <table:table-cell table:style-name="Table3.A1" office:value-type="string">
            <text:p text:style-name="P11">Frequency range</text:p>
          </table:table-cell>
          <table:table-cell table:style-name="Table3.A1" office:value-type="string">
            <text:p text:style-name="P11">Modulation</text:p>
          </table:table-cell>
          <table:table-cell table:style-name="Table3.A1" office:value-type="string">
            <text:p text:style-name="P11">T/R</text:p>
          </table:table-cell>
          <table:table-cell table:style-name="Table3.E1" office:value-type="string">
            <text:p text:style-name="P11">Notes</text:p>
          </table:table-cell>
        </table:table-row>
        <table:table-row>
          <table:table-cell table:style-name="Table3.E1" table:number-columns-spanned="5" office:value-type="string">
            <text:p text:style-name="P21"><text:span text:style-name="T1">COM1</text:span><text:span text:style-name="T2">?? </text:span><text:span text:style-name="T1">-- ARC-</text:span><text:span text:style-name="T2">186(V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1">VHF</text:p>
          </table:table-cell>
          <table:table-cell table:style-name="Table3.A1" office:value-type="string">
            <text:p text:style-name="P10">108.000 to 115.975 MHz</text:p>
          </table:table-cell>
          <table:table-cell table:style-name="Table3.A1" office:value-type="string">
            <text:p text:style-name="P8"><text:span text:style-name="T47">A</text:span>M</text:p>
          </table:table-cell>
          <table:table-cell table:style-name="Table3.A1" office:value-type="string">
            <text:p text:style-name="P8">R</text:p>
          </table:table-cell>
          <table:table-cell table:style-name="Table3.E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21">VHF</text:p>
          </table:table-cell>
          <table:table-cell table:style-name="Table3.A1" office:value-type="string">
            <text:p text:style-name="P10">116.000 to 151.975 MHz</text:p>
          </table:table-cell>
          <table:table-cell table:style-name="Table3.A1" office:value-type="string">
            <text:p text:style-name="P8">AM</text:p>
          </table:table-cell>
          <table:table-cell table:style-name="Table3.A1" office:value-type="string">
            <text:p text:style-name="P10">T/R</text:p>
          </table:table-cell>
          <table:table-cell table:style-name="Table3.E1" office:value-type="string">
            <text:p text:style-name="P9"/>
          </table:table-cell>
        </table:table-row>
        <table:table-row>
          <table:table-cell table:style-name="Table3.E1" table:number-columns-spanned="5" office:value-type="string">
            <text:p text:style-name="P20"><text:span text:style-name="T34">COM2?? -- ARC</text:span><text:span text:style-name="T35">-</text:span><text:span text:style-name="T34">164(V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2">UHF</text:p>
          </table:table-cell>
          <table:table-cell table:style-name="Table3.A1" office:value-type="string">
            <text:p text:style-name="P10">225.000 to 399.975 MHz</text:p>
          </table:table-cell>
          <table:table-cell table:style-name="Table3.A1" office:value-type="string">
            <text:p text:style-name="P10">AM</text:p>
          </table:table-cell>
          <table:table-cell table:style-name="Table3.A1" office:value-type="string">
            <text:p text:style-name="P10">T/R</text:p>
          </table:table-cell>
          <table:table-cell table:style-name="Table3.E1" office:value-type="string">
            <text:p text:style-name="P9"/>
          </table:table-cell>
        </table:table-row>
        <table:table-row>
          <table:table-cell table:style-name="Table3.E1" table:number-columns-spanned="5" office:value-type="string">
            <text:p text:style-name="P20"><text:span text:style-name="T34">COM3?? -- ARC</text:span><text:span text:style-name="T35">-</text:span><text:span text:style-name="T34">201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2">VHF</text:p>
          </table:table-cell>
          <table:table-cell table:style-name="Table3.A1" office:value-type="string">
            <text:p text:style-name="P10">30.000 to 87.975 MHz</text:p>
          </table:table-cell>
          <table:table-cell table:style-name="Table3.A1" office:value-type="string">
            <text:p text:style-name="P10">FM</text:p>
          </table:table-cell>
          <table:table-cell table:style-name="Table3.A1" office:value-type="string">
            <text:p text:style-name="P10">T/R</text:p>
          </table:table-cell>
          <table:table-cell table:style-name="Table3.E1" office:value-type="string">
            <text:p text:style-name="P12">2x<text:span text:style-name="T45">, FM1 and FM2</text:span></text:p>
          </table:table-cell>
        </table:table-row>
        <table:table-row>
          <table:table-cell table:style-name="Table3.E1" table:number-columns-spanned="5" office:value-type="string">
            <text:p text:style-name="P20"><text:span text:style-name="T34">COM4?? -- ARC</text:span><text:span text:style-name="T35">-</text:span><text:span text:style-name="T34">22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2">HF</text:p>
          </table:table-cell>
          <table:table-cell table:style-name="Table3.A1" office:value-type="string">
            <text:p text:style-name="P10">2.000 to 29.999 MHz</text:p>
          </table:table-cell>
          <table:table-cell table:style-name="Table3.A1" office:value-type="string">
            <text:p text:style-name="P10">FM</text:p>
          </table:table-cell>
          <table:table-cell table:style-name="Table3.A1" office:value-type="string">
            <text:p text:style-name="P10">T/R</text:p>
          </table:table-cell>
          <table:table-cell table:style-name="Table3.E1" office:value-type="string">
            <text:p text:style-name="P9"/>
          </table:table-cell>
        </table:table-row>
      </table:table>
      <text:p text:style-name="P16"><text:span text:style-name="T32">Preset frequencies using EUFD</text:span><text:span text:style-name="T33">:</text:span></text:p>
      <text:list text:style-name="L1">
        <text:list-item>
          <text:p text:style-name="P24"><text:span text:style-name="T1">EUFD</text:span> cannot tune <text:span text:style-name="T1">IDM</text:span> or <text:span text:style-name="T1">SINCGARS</text:span> channels.</text:p>
        </text:list-item>
      </text:list>
      <text:list text:style-name="L2">
        <text:list-item>
          <text:p text:style-name="P26">Press <text:span text:style-name="T1">P button</text:span> to show preset channel list.</text:p>
        </text:list-item>
        <text:list-item>
          <text:p text:style-name="P25">Use <text:span text:style-name="T1">RTS rocker</text:span> to select<text:span text:style-name="T48"> </text:span>radio.<text:span text:style-name="T48"> <text:s/>Selected radio is what you will transmit on.</text:span></text:p>
        </text:list-item>
        <text:list-item>
          <text:p text:style-name="P26">Use <text:span text:style-name="T1">WCA rocker</text:span> to select preset channel from list<text:span text:style-name="T48">, for selected radio</text:span>.</text:p>
        </text:list-item>
        <text:list-item>
          <text:p text:style-name="P26">Press <text:span text:style-name="T39">↵</text:span><text:span text:style-name="T4"> (Enter)</text:span><text:span text:style-name="T41"> to tune selected radio to preset.</text:span></text:p>
        </text:list-item>
        <text:list-item>
          <text:p text:style-name="P35"><text:span text:style-name="T26">Press </text:span><text:span text:style-name="T3">🗘 </text:span><text:span text:style-name="T29">(Swap)</text:span><text:span text:style-name="T26"> to switch primary and secondary frequencies for selected radio.</text:span></text:p>
        </text:list-item>
      </text:list>
      <text:list text:style-name="L3">
        <text:list-item>
          <text:p text:style-name="P36"><text:span text:style-name="T29">EUFD</text:span><text:span text:style-name="T26"> symbols:</text:span></text:p>
        </text:list-item>
      </text:list>
      <text:p text:style-name="P7"><text:span text:style-name="T44"><text:tab/></text:span><text:span text:style-name="T42">◀ ▪</text:span><text:span text:style-name="T43"><text:tab/></text:span><text:span text:style-name="T42">You have selected this radio for voice transmission.</text:span></text:p>
      <text:p text:style-name="P7"><text:span text:style-name="T43"><text:tab/></text:span><text:span text:style-name="T42">▪ ▶</text:span><text:span text:style-name="T43"><text:tab/></text:span><text:span text:style-name="T42">The other crewmember has selected this radio for voice transmission.</text:span></text:p>
      <text:p text:style-name="P7"><text:span text:style-name="T43"><text:tab/></text:span><text:span text:style-name="T42">◀</text:span><text:span text:style-name="T40"> </text:span><text:span text:style-name="T42">▶</text:span><text:span text:style-name="T43"><text:tab/></text:span><text:span text:style-name="T40">Both crewmembers have selected this radio for voice transmission.</text:span></text:p>
      <text:p text:style-name="P7"><text:span text:style-name="T43"><text:tab/></text:span><text:span text:style-name="T42">▪ ▪</text:span><text:span text:style-name="T43"><text:tab/></text:span><text:span text:style-name="T42">Neither crewmember has selected this radio for voice transmission.</text:span></text:p>
      <text:p text:style-name="P38"><text:span text:style-name="T15"><text:tab/></text:span><text:span text:style-name="T21"> </text:span><text:span text:style-name="T23">◆</text:span><text:span text:style-name="T21"> </text:span><text:span text:style-name="T15"><text:tab/></text:span><text:bookmark text:name="page354R_mcid3"/><text:span text:style-name="T15">You have selected this radio for IDM transmission. </text:span></text:p>
      <text:p text:style-name="P13"><text:span text:style-name="T15"><text:tab/></text:span><text:span text:style-name="T14">◆</text:span><text:span text:style-name="T15"><text:tab/></text:span><text:bookmark text:name="page354R_mcid4"/><text:span text:style-name="T15">The other crewmember has selected this radio for IDM transmission. </text:span></text:p>
      <text:p text:style-name="P13"><text:span text:style-name="T18"><text:tab/>◼<text:tab/></text:span><text:bookmark text:name="page354R_mcid5"/><text:span text:style-name="T17">Both crewmembers have selected this radio for IDM transmission.</text:span></text:p>
      <text:p text:style-name="P15"><text:span text:style-name="T19"><text:tab/></text:span><text:span text:style-name="T24">*</text:span><text:span text:style-name="T19"><text:tab/>Squelch on.</text:span></text:p>
      <text:p text:style-name="P23"><text:span text:style-name="T30">Manual frequencies on COM page (COM OSB)</text:span><text:span text:style-name="T31">:</text:span></text:p>
      <text:list text:style-name="L4">
        <text:list-item>
          <text:p text:style-name="P27">When radio is tuned to a manual frequency, IDM cannot be used on that radio.</text:p>
        </text:list-item>
      </text:list>
      <text:list text:style-name="L5">
        <text:list-item>
          <text:p text:style-name="P37"><text:span text:style-name="T25">Press </text:span><text:span text:style-name="T28">COM OSB</text:span><text:span text:style-name="T27">, then </text:span><text:span text:style-name="T28">MAN OSB</text:span><text:span text:style-name="T25">.</text:span></text:p>
        </text:list-item>
        <text:list-item>
          <text:p text:style-name="P37"><text:span text:style-name="T25">Press </text:span><text:span text:style-name="T28">L1-L4 OSB</text:span><text:span text:style-name="T25"> to select </text:span><text:span text:style-name="T28">VHF</text:span><text:span text:style-name="T25">, </text:span><text:span text:style-name="T28">UHF</text:span><text:span text:style-name="T25">, </text:span><text:span text:style-name="T28">FM1</text:span><text:span text:style-name="T25">, or </text:span><text:span text:style-name="T28">FM2</text:span><text:span text:style-name="T25"> radios. <text:s/>Press </text:span><text:span text:style-name="T28">R1</text:span><text:span text:style-name="T25"> or </text:span><text:span text:style-name="T28">R3</text:span><text:span text:style-name="T25"> to select </text:span><text:span text:style-name="T28">HF Receive</text:span><text:span text:style-name="T25"> or </text:span><text:span text:style-name="T28">HF Transmit</text:span><text:span text:style-name="T25"> frequencies respectively.</text:span></text:p>
        </text:list-item>
        <text:list-item>
          <text:p text:style-name="P37"><text:span text:style-name="T25">Enter frequency on </text:span><text:span text:style-name="T28">KU</text:span><text:span text:style-name="T25"> (Keyboard Unit) and press </text:span><text:span text:style-name="T28">ENTER</text:span><text:span text:style-name="T25"> to set.</text:span></text:p>
        </text:list-item>
      </text:list>
      <text:p text:style-name="P2"/>
      <text:p text:style-name="P4">Countermeasures <text:span text:style-name="T38">setup</text:span></text:p>
      <text:list xml:id="list3736147989" text:style-name="L6">
        <text:list-item>
          <text:p text:style-name="P28">Radar and laser threats are displayed on the ASE page, which can be set to pop up automatically ("Autopage") when threats are detected or tracking you.</text:p>
        </text:list-item>
        <text:list-item>
          <text:p text:style-name="P28">Missile launches are displayed on the CMWS control box, which is not integrated with the ASE.</text:p>
        </text:list-item>
        <text:list-item>
          <text:p text:style-name="P28">Chaff is controlled by ASE system and page, Flares are controlled by CMWS system and control box.</text:p>
        </text:list-item>
        <text:list-item>
          <text:p text:style-name="P29">On CMWS control panel (PLT front right canopy frame):</text:p>
          <text:list>
            <text:list-item>
              <text:p text:style-name="P30">Power knob ... ON</text:p>
            </text:list-item>
            <text:list-item>
              <text:p text:style-name="P30">AUDIO and LAMP knobs ... As desired</text:p>
            </text:list-item>
            <text:list-item>
              <text:p text:style-name="P30">ARM/SAFE switch ... ARM</text:p>
            </text:list-item>
            <text:list-item>
              <text:p text:style-name="P30">CMWS/NAV switch ... CMWS (sets audio to CMWS; NAV is ADF receiver audio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2">Because the CMWS is a post-production mod, it uses the ADF audio channel, hence the switch.</text:p>
                </text:list-item>
              </text:list>
            </text:list-item>
          </text:list>
        </text:list-item>
      </text:list>
      <text:list xml:id="list93945267808517" text:continue-list="list3736147989" text:style-name="L6">
        <text:list-item>
          <text:list>
            <text:list-item>
              <text:p text:style-name="P31">BYPASS/AUTO switch ... BYPASS??</text:p>
            </text:list-item>
          </text:list>
        </text:list-item>
        <text:list-item>
          <text:p text:style-name="P34"><text:span text:style-name="T37">S</text:span><text:span text:style-name="T36">creen shows remaining Flares and Chaff, arrows show direction to threat, D=Dispensing, R=Ready.</text:span></text:p>
        </text:list-item>
        <text:list-item>
          <text:p text:style-name="P28">To set up Chaff program: ASE page -&gt; UTIL -&gt; L1-L5 OSBs.</text:p>
        </text:list-item>
      </text:list>
      <text:p text:style-name="P2"/>
      <text:p text:style-name="P3">Jettison</text:p>
      <text:list text:style-name="L8">
        <text:list-item>
          <text:p text:style-name="P33">Stores Jettison Panel is on left console (both crew stations).</text:p>
        </text:list-item>
        <text:list-item>
          <text:p text:style-name="P33">Press ARM buttons for stations you want to jettison, then press JETT button.</text:p>
        </text:list-item>
        <text:list-item>
          <text:p text:style-name="P33">Or, use the Emergency Jettison switch on the collective to jettison all external stores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39:43.833000000</dc:date>
    <meta:editing-duration>PT18H58M48S</meta:editing-duration>
    <meta:editing-cycles>105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76" meta:word-count="503" meta:character-count="2757" meta:non-whitespace-character-count="2342"/>
  </office:meta>
</office:document-meta>
</file>